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2cm" svg:stroke-color="#2300dc" draw:marker-start-width="0.457cm" draw:marker-end="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stroke-dash="Ultrafine_20_Dashed" svg:stroke-width="0.051cm"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7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8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draw:stroke-dash="Ultrafine_20_Dashed" svg:stroke-width="0.102cm" svg:stroke-color="#b84747" draw:marker-start-width="0.533cm" draw:marker-end-width="0.533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b84747" draw:marker-end="Arrowheads_20_4" draw:fill="none" draw:textarea-horizontal-align="center" draw:textarea-vertical-align="middle"/>
    </style:style>
    <style:style style:name="gr35" style:family="graphic" style:parent-style-name="objectwithoutfill">
      <style:graphic-properties svg:stroke-color="#2300dc" draw:fill="none" draw:textarea-horizontal-align="center" draw:textarea-vertical-align="middle"/>
    </style:style>
    <style:style style:name="gr36" style:family="graphic" style:parent-style-name="objectwithoutfill">
      <style:graphic-properties svg:stroke-color="#b84747" draw:fill="none" draw:textarea-horizontal-align="center" draw:textarea-vertical-align="middle"/>
    </style:style>
    <style:style style:name="gr37" style:family="graphic" style:parent-style-name="objectwithoutfill">
      <style:graphic-properties draw:stroke="dash" draw:stroke-dash="Ultrafine_20_Dashed" svg:stroke-width="0cm" svg:stroke-color="#2300dc" draw:fill="none" draw:textarea-horizontal-align="center" draw:textarea-vertical-align="middle" fo:padding-top="0.1cm" fo:padding-bottom="0.1cm" fo:padding-left="0.225cm" fo:padding-right="0.225cm"/>
    </style:style>
    <style:style style:name="gr38" style:family="graphic" style:parent-style-name="objectwithoutfill">
      <style:graphic-properties draw:stroke="dash" draw:stroke-dash="Ultrafine_20_Dashed" svg:stroke-width="0.051cm" svg:stroke-color="#2300dc" draw:marker-start-width="0.457cm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dash" draw:stroke-dash="Ultrafine_20_Dashed" svg:stroke-width="0.051cm" svg:stroke-color="#2300dc" draw:marker-start-width="0.457cm" draw:marker-end="Arrowheads_20_2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.051cm" svg:stroke-color="#b84747" draw:marker-start-width="0.381cm" draw:marker-end="Arrowheads_20_4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none" draw:stroke-dash="Ultrafine_20_Dashed" svg:stroke-width="0cm" svg:stroke-color="#000000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solid" draw:stroke-dash="Ultrafine_20_Dashed"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width="0cm" svg:stroke-color="#000000" draw:marker-start-width="0.305cm" draw:marker-end="" draw:marker-end-width="0.305cm" draw:fill="none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44" style:family="graphic" style:parent-style-name="standard">
      <style:graphic-properties draw:stroke="none" draw:stroke-dash="Ultrafine_20_Dashed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4.175cm" svg:y2="6.11cm">
          <text:p/>
        </draw:line>
        <draw:line draw:style-name="gr2" draw:text-style-name="P1" draw:layer="layout" svg:x1="10.525cm" svg:y1="10.575cm" svg:x2="4.175cm" svg:y2="10.555cm">
          <text:p/>
        </draw:line>
        <draw:path draw:style-name="gr3" draw:text-style-name="P1" draw:layer="layout" svg:width="18.414cm" svg:height="1.587cm" svg:x="4.81cm" svg:y="10.807cm" svg:viewBox="0 0 18415 1588" svg:d="m0 0c1746 0 5873 0 5873 0l2382 1588h10160">
          <text:p/>
        </draw:path>
        <draw:custom-shape draw:style-name="gr4" draw:text-style-name="P1" draw:layer="layout" svg:width="1.905cm" svg:height="1.905cm" draw:transform="rotate (1.5707963267949) translate (23.225cm 13.03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1.76cm" svg:x2="26.4cm" svg:y2="11.76cm">
          <text:p/>
        </draw:line>
        <draw:line draw:style-name="gr5" draw:text-style-name="P1" draw:layer="layout" svg:x1="25.13cm" svg:y1="12.36cm" svg:x2="26.4cm" svg:y2="12.36cm">
          <text:p/>
        </draw:line>
        <draw:custom-shape draw:style-name="gr6" draw:text-style-name="P1" draw:layer="layout" svg:width="2.558cm" svg:height="2.558cm" svg:x="19.397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5.714cm" svg:height="2.857cm" svg:x="20.685cm" svg:y="10.842cm" svg:viewBox="0 0 5715 2858" draw:points="0,0 0,2858 5715,2858">
          <text:p/>
        </draw:polyline>
        <draw:line draw:style-name="gr8" draw:text-style-name="P1" draw:layer="layout" svg:x1="20.685cm" svg:y1="8.585cm" svg:x2="20.685cm" svg:y2="9.378cm">
          <text:p/>
        </draw:line>
        <draw:line draw:style-name="gr8" draw:text-style-name="P1" draw:layer="layout" svg:x1="18.78cm" svg:y1="12.395cm" svg:x2="18.78cm" svg:y2="10.49cm">
          <text:p/>
        </draw:line>
        <draw:line draw:style-name="gr8" draw:text-style-name="P1" draw:layer="layout" svg:x1="19.514cm" svg:y1="10.49cm" svg:x2="18.721cm" svg:y2="10.49cm">
          <text:p/>
        </draw:line>
        <draw:line draw:style-name="gr9" draw:text-style-name="P1" draw:layer="layout" svg:x1="20.685cm" svg:y1="10.49cm" svg:x2="19.415cm" svg:y2="10.49cm">
          <text:p/>
        </draw:line>
        <draw:custom-shape draw:style-name="gr10" draw:text-style-name="P1" draw:layer="layout" svg:width="0.635cm" svg:height="0.318cm" svg:x="4.175cm" svg:y="10.73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85cm" svg:y1="11.442cm" svg:x2="20.685cm" svg:y2="10.49cm">
          <text:p/>
        </draw:line>
        <draw:frame draw:style-name="gr12" draw:text-style-name="P2" draw:layer="layout" svg:width="1.454cm" svg:height="0.737cm" draw:transform="rotate (1.5707963267949) translate (20.586cm 11.875cm)">
          <draw:text-box>
            <text:p text:style-name="P2">COM</text:p>
          </draw:text-box>
        </draw:frame>
        <draw:frame draw:style-name="gr12" draw:text-style-name="P2" draw:layer="layout" svg:width="1.111cm" svg:height="0.737cm" svg:x="20.526cm" svg:y="8.641cm">
          <draw:text-box>
            <text:p text:style-name="P2"><text:span text:style-name="T1">NC</text:span></text:p>
          </draw:text-box>
        </draw:frame>
        <draw:frame draw:style-name="gr12" draw:text-style-name="P2" draw:layer="layout" svg:width="1.136cm" svg:height="0.737cm" svg:x="18.462cm" svg:y="9.855cm">
          <draw:text-box>
            <text:p text:style-name="P2"><text:span text:style-name="T1">NO</text:span></text:p>
          </draw:text-box>
        </draw:frame>
        <draw:g>
          <draw:custom-shape draw:style-name="gr13" draw:text-style-name="P1" draw:layer="layout" svg:width="3.81cm" svg:height="1.587cm" svg:x="22.59cm" svg:y="15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22.862cm" svg:y="16.79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23.167cm" svg:y="16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4.177cm" svg:y1="13.7cm" svg:x2="24.177cm" svg:y2="15.605cm">
          <text:p/>
        </draw:line>
        <draw:g>
          <draw:custom-shape draw:style-name="gr17" draw:text-style-name="P3" draw:layer="layout" svg:width="2.381cm" svg:height="0.318cm" draw:transform="rotate (-0.793601210881822) translate (4.422cm 3.1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793601210881822) translate (6.205cm 4.7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0.777195115913075) translate (3.637cm 3.0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0.525cm" svg:y1="9.285cm" svg:x2="4.175cm" svg:y2="2.935cm">
          <text:p/>
        </draw:line>
        <draw:path draw:style-name="gr3" draw:text-style-name="P1" draw:layer="layout" svg:width="17.938cm" svg:height="8.889cm" svg:x="4.651cm" svg:y="2.87cm" svg:viewBox="0 0 17939 8890" svg:d="m0 0c5080 4921 7144 8890 9049 8890h3810l1270-3140h3810v3140">
          <text:p/>
        </draw:path>
        <draw:g>
          <draw:custom-shape draw:style-name="gr10" draw:text-style-name="P1" draw:layer="layout" svg:width="0.635cm" svg:height="0.318cm" draw:transform="rotate (-0.743161195499186) translate (4.32cm 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4.213cm" svg:y1="2.464cm" svg:x2="3.863cm" svg:y2="2.141cm">
            <text:p/>
          </draw:line>
          <draw:line draw:style-name="gr19" draw:text-style-name="P1" draw:layer="layout" svg:x1="3.54cm" svg:y1="2.492cm" svg:x2="3.862cm" svg:y2="2.142cm">
            <text:p/>
          </draw:line>
        </draw:g>
        <draw:line draw:style-name="gr19" draw:text-style-name="P1" draw:layer="layout" svg:x1="4.175cm" svg:y1="10.891cm" svg:x2="3.699cm" svg:y2="10.89cm">
          <text:p/>
        </draw:line>
        <draw:line draw:style-name="gr19" draw:text-style-name="P1" draw:layer="layout" svg:x1="3.698cm" svg:y1="11.366cm" svg:x2="3.699cm" svg:y2="10.891cm">
          <text:p/>
        </draw:line>
        <draw:g>
          <draw:custom-shape draw:style-name="gr20" draw:text-style-name="P1" draw:layer="layout" svg:width="2.373cm" svg:height="0.216cm" svg:x="3.865cm" svg:y="5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48cm" svg:height="0.433cm" svg:x="3.648cm" svg:y="5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3.648cm" svg:y1="5.429cm" svg:x2="3.001cm" svg:y2="4.998cm">
            <text:p/>
          </draw:line>
          <draw:line draw:style-name="gr21" draw:text-style-name="P1" draw:layer="layout" svg:x1="2.785cm" svg:y1="5.429cm" svg:x2="3.001cm" svg:y2="4.998cm">
            <text:p/>
          </draw:line>
          <draw:line draw:style-name="gr21" draw:text-style-name="P1" draw:layer="layout" svg:x1="3.217cm" svg:y1="5.429cm" svg:x2="3.001cm" svg:y2="4.998cm">
            <text:p/>
          </draw:line>
          <draw:line draw:style-name="gr21" draw:text-style-name="P1" draw:layer="layout" svg:x1="3.001cm" svg:y1="5.429cm" svg:x2="3.001cm" svg:y2="4.998cm">
            <text:p/>
          </draw:line>
          <draw:line draw:style-name="gr21" draw:text-style-name="P1" draw:layer="layout" svg:x1="3.65cm" svg:y1="5.77cm" svg:x2="3.003cm" svg:y2="6.201cm">
            <text:p/>
          </draw:line>
          <draw:line draw:style-name="gr21" draw:text-style-name="P1" draw:layer="layout" svg:x1="2.787cm" svg:y1="5.77cm" svg:x2="3.003cm" svg:y2="6.201cm">
            <text:p/>
          </draw:line>
          <draw:line draw:style-name="gr21" draw:text-style-name="P1" draw:layer="layout" svg:x1="3.219cm" svg:y1="5.77cm" svg:x2="3.003cm" svg:y2="6.201cm">
            <text:p/>
          </draw:line>
          <draw:line draw:style-name="gr21" draw:text-style-name="P1" draw:layer="layout" svg:x1="3.003cm" svg:y1="5.77cm" svg:x2="3.003cm" svg:y2="6.201cm">
            <text:p/>
          </draw:line>
        </draw:g>
        <draw:g>
          <draw:custom-shape draw:style-name="gr22" draw:text-style-name="P1" draw:layer="layout" svg:width="0.281cm" svg:height="0.653cm" draw:transform="rotate (-2.32250963562885) translate (3.988cm 5.97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0.221cm" svg:height="0.221cm" draw:transform="skewX (-0.00453785605518527) rotate (0.819083017960939) translate (3.196cm 5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81cm" svg:height="0.746cm" draw:transform="rotate (0.819083017960939) translate (3.796cm 6.17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1.689cm" svg:height="4.537cm" svg:x="14.335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4" draw:layer="layout" svg:width="0.635cm" svg:height="0.635cm" svg:x="1.952cm" svg:y="4.99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3.69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.82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333cm" svg:y="11.20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1.102cm" svg:y="9.696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1.76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5.922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3.223cm" svg:y="11.00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9.415cm" svg:y="15.9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27cm" svg:height="0.318cm" svg:x="20.05cm" svg:y="16.2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18cm" svg:height="0.318cm" svg:x="20.843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0.318cm" svg:height="0.318cm" svg:x="21.32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4" draw:layer="layout" svg:width="0.635cm" svg:height="0.635cm" svg:x="19.573cm" svg:y="16.398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685cm" svg:y1="13.7cm" svg:x2="20.685cm" svg:y2="15.922cm">
          <text:p/>
        </draw:line>
        <draw:frame draw:style-name="gr28" draw:text-style-name="P2" draw:layer="layout" svg:width="7.166cm" svg:height="1.945cm" svg:x="17.668cm" svg:y="18.145cm">
          <draw:text-box>
            <text:p><text:span text:style-name="T1">Gradient sampler block diagram</text:span></text:p>
            <text:p><text:span text:style-name="T1"><text:file-name text:display="name-and-extension">System block diagram.odg</text:file-name></text:span></text:p>
            <text:p><text:span text:style-name="T1">Last saved: </text:span><text:span text:style-name="T1"><text:date style:data-style-name="D5" text:date-value="2013-12-03">Dec 3, 2013</text:date></text:span><text:span text:style-name="T1"> </text:span><text:span text:style-name="T1"><text:time style:data-style-name="T2" text:time-value="0000-00-00">16:08</text:time></text:span></text:p>
            <text:p><text:span text:style-name="T1">Patrick O'Keeffe &lt;pokeeffe@wsu.edu&gt;</text:span></text:p>
          </draw:text-box>
        </draw:frame>
        <draw:frame draw:style-name="gr29" draw:text-style-name="P5" draw:layer="layout" svg:width="3.139cm" svg:height="0.729cm" svg:x="5.639cm" svg:y="10.872cm">
          <draw:text-box>
            <text:p text:style-name="P5"><text:span text:style-name="T3">"Bottom" level</text:span></text:p>
          </draw:text-box>
        </draw:frame>
        <draw:frame draw:style-name="gr29" draw:text-style-name="P5" draw:layer="layout" svg:width="2.492cm" svg:height="0.729cm" svg:x="5.175cm" svg:y="2.428cm">
          <draw:text-box>
            <text:p text:style-name="P5"><text:span text:style-name="T3">"Top" level</text:span></text:p>
          </draw:text-box>
        </draw:frame>
        <draw:frame draw:style-name="gr30" draw:text-style-name="P5" draw:layer="layout" svg:width="3.81cm" svg:height="1.27cm" svg:x="1.476cm" svg:y="7.538cm">
          <draw:text-box>
            <text:p text:style-name="P5"><text:span text:style-name="T3">Optional "middle" level omitted</text:span></text:p>
          </draw:text-box>
        </draw:frame>
        <draw:line draw:style-name="gr31" draw:text-style-name="P1" draw:layer="layout" svg:x1="20.685cm" svg:y1="9.378cm" svg:x2="20.685cm" svg:y2="10.491cm">
          <text:p/>
        </draw:line>
        <draw:line draw:style-name="gr32" draw:text-style-name="P1" draw:layer="layout" svg:x1="23.225cm" svg:y1="11.76cm" svg:x2="22.59cm" svg:y2="11.76cm">
          <text:p/>
        </draw:line>
        <draw:custom-shape draw:style-name="gr33" draw:text-style-name="P1" draw:layer="layout" svg:width="1.905cm" svg:height="1.905cm" svg:x="4.81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.635cm" svg:y1="15.594cm" svg:x2="7.35cm" svg:y2="15.594cm">
          <text:p/>
        </draw:line>
        <draw:custom-shape draw:style-name="gr33" draw:text-style-name="P1" draw:layer="layout" svg:width="1.905cm" svg:height="1.93cm" svg:x="2.905cm" svg:y="1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5.762cm" svg:y1="19.086cm" svg:x2="5.762cm" svg:y2="18.292cm">
          <text:p/>
        </draw:line>
        <draw:line draw:style-name="gr36" draw:text-style-name="P1" draw:layer="layout" svg:x1="2.27cm" svg:y1="16.229cm" svg:x2="3.063cm" svg:y2="16.228cm">
          <text:p/>
        </draw:line>
        <draw:line draw:style-name="gr34" draw:text-style-name="P1" draw:layer="layout" svg:x1="1.635cm" svg:y1="14.959cm" svg:x2="7.35cm" svg:y2="14.959cm">
          <text:p/>
        </draw:line>
        <draw:line draw:style-name="gr35" draw:text-style-name="P1" draw:layer="layout" svg:x1="3.857cm" svg:y1="17.498cm" svg:x2="3.857cm" svg:y2="17.022cm">
          <text:p/>
        </draw:line>
        <draw:line draw:style-name="gr35" draw:text-style-name="P1" draw:layer="layout" svg:x1="3.857cm" svg:y1="17.498cm" svg:x2="4.968cm" svg:y2="17.498cm">
          <text:p/>
        </draw:line>
        <draw:line draw:style-name="gr37" draw:text-style-name="P1" draw:layer="layout" svg:x1="5.762cm" svg:y1="17.498cm" svg:x2="5.762cm" svg:y2="16.704cm">
          <text:p/>
        </draw:line>
        <draw:line draw:style-name="gr37" draw:text-style-name="P1" draw:layer="layout" svg:x1="3.857cm" svg:y1="16.228cm" svg:x2="3.857cm" svg:y2="15.434cm">
          <text:p/>
        </draw:line>
        <draw:line draw:style-name="gr38" draw:text-style-name="P1" draw:layer="layout" svg:x1="3.857cm" svg:y1="16.228cm" svg:x2="3.857cm" svg:y2="17.022cm">
          <text:p/>
        </draw:line>
        <draw:line draw:style-name="gr38" draw:text-style-name="P1" draw:layer="layout" svg:x1="5.762cm" svg:y1="17.498cm" svg:x2="5.762cm" svg:y2="18.292cm">
          <text:p/>
        </draw:line>
        <draw:line draw:style-name="gr39" draw:text-style-name="P1" draw:layer="layout" svg:x1="5.762cm" svg:y1="17.5cm" svg:x2="4.81cm" svg:y2="17.498cm">
          <text:p/>
        </draw:line>
        <draw:line draw:style-name="gr40" draw:text-style-name="P1" draw:layer="layout" svg:x1="1.635cm" svg:y1="14.324cm" svg:x2="7.35cm" svg:y2="14.324cm">
          <text:p/>
        </draw:line>
        <draw:line draw:style-name="gr39" draw:text-style-name="P1" draw:layer="layout" svg:x1="3.857cm" svg:y1="16.228cm" svg:x2="2.905cm" svg:y2="16.228cm">
          <text:p/>
        </draw:line>
        <draw:line draw:style-name="gr36" draw:text-style-name="P1" draw:layer="layout" svg:x1="2.271cm" svg:y1="16.23cm" svg:x2="2.27cm" svg:y2="15.594cm">
          <text:p/>
        </draw:line>
        <draw:custom-shape draw:style-name="gr41" draw:text-style-name="P1" draw:layer="layout" svg:width="0.318cm" svg:height="0.317cm" svg:x="5.603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318cm" svg:height="0.317cm" svg:x="3.703cm" svg:y="1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857cm" svg:y1="15.434cm" svg:x2="3.857cm" svg:y2="14.335cm">
          <text:p/>
        </draw:line>
        <draw:line draw:style-name="gr36" draw:text-style-name="P1" draw:layer="layout" svg:x1="5.762cm" svg:y1="16.705cm" svg:x2="5.762cm" svg:y2="14.97cm">
          <text:p/>
        </draw:line>
        <draw:custom-shape draw:style-name="gr42" draw:text-style-name="P1" draw:layer="layout" svg:width="5.715cm" svg:height="5.397cm" svg:x="1.635cm" svg:y="13.6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635cm" svg:height="0.635cm" svg:x="4.81cm" svg:y="17.975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.905cm" svg:y="16.864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635cm" svg:height="0.635cm" svg:x="4.016cm" svg:y="15.594cm">
          <text:p text:style-name="P1"><text:span text:style-name="T2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635cm" svg:height="0.635cm" svg:x="5.921cm" svg:y="16.864cm">
          <text:p text:style-name="P1"><text:span text:style-name="T2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7" draw:layer="layout" svg:width="5.116cm" svg:height="0.645cm" svg:x="1.916cm" svg:y="19.087cm">
          <draw:text-box>
            <text:p text:style-name="P6"><text:span text:style-name="T4">Alternate 3 level configuration</text:span></text:p>
          </draw:text-box>
        </draw:frame>
        <draw:frame draw:style-name="gr23" draw:layer="layout" svg:width="4.132cm" svg:height="1.813cm" svg:x="9.096cm" svg:y="13.8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5.38cm" svg:height="2.72cm" svg:x="8.996cm" svg:y="16.5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4" draw:text-style-name="P9" draw:layer="layout" svg:width="0.963cm" svg:height="0.573cm" svg:x="1.635cm" svg:y="13.858cm">
          <draw:text-box>
            <text:p text:style-name="P8"><text:span text:style-name="T5">Top</text:span></text:p>
          </draw:text-box>
        </draw:frame>
        <draw:frame draw:style-name="gr44" draw:text-style-name="P9" draw:layer="layout" svg:width="1.336cm" svg:height="0.573cm" svg:x="1.569cm" svg:y="14.493cm">
          <draw:text-box>
            <text:p text:style-name="P8"><text:span text:style-name="T5">Middle</text:span></text:p>
          </draw:text-box>
        </draw:frame>
        <draw:frame draw:style-name="gr44" draw:text-style-name="P9" draw:layer="layout" svg:width="1.399cm" svg:height="0.573cm" svg:x="1.506cm" svg:y="15.128cm">
          <draw:text-box>
            <text:p text:style-name="P8"><text:span text:style-name="T5">Bottom</text:span></text:p>
          </draw:text-box>
        </draw:frame>
        <draw:g>
          <draw:custom-shape draw:style-name="gr17" draw:text-style-name="P3" draw:layer="layout" svg:width="2.381cm" svg:height="0.318cm" svg:x="4.074cm" svg:y="10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6.455cm" svg:y="10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1.5707963267949) translate (3.439cm 10.6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4" draw:text-style-name="P4" draw:layer="layout" svg:width="0.635cm" svg:height="0.635cm" svg:x="5.286cm" svg:y="4.8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5.921cm" svg:y="9.73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1.318cm" svg:y="11.63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4.01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321 3493" svg:d="m1321 3493h-1321l702-3493z"/>
    <draw:marker draw:name="Arrowheads_20_4" draw:display-name="Arrowheads 4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19M41S</meta:editing-duration>
    <meta:editing-cycles>15</meta:editing-cycles>
    <meta:generator>LibreOffice/4.1.1.2$Windows_x86 LibreOffice_project/7e4286b58adc75a14f6d83f53a03b6c11fa2903</meta:generator>
    <dc:date>2013-12-03T16:08:50.026000000</dc:date>
    <meta:document-statistic meta:object-count="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8339in"/>
    </style:style>
    <style:style style:name="co3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fo:padding-bottom="0.0138in" fo:padding-left="0.028in" fo:padding-right="0.028in" fo:padding-top="0.0138in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padding-bottom="0.0138in" fo:padding-left="0.028in" fo:padding-right="0.028in" fo:padding-top="0.0138in"/>
    </style:style>
    <style:style style:name="ce6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0.06pt solid #000000"/>
    </style:style>
    <style:style style:name="ce7" style:family="table-cell" style:parent-style-name="Default">
      <style:table-cell-properties fo:background-color="#ffffff" fo:padding-bottom="0.0138in" fo:padding-left="0.028in" fo:padding-right="0.028in" fo:padding-top="0.0138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none"/>
    </style:style>
    <style:style style:name="ce10" style:family="table-cell" style:parent-style-name="Default">
      <style:table-cell-properties fo:background-color="#ffffff" fo:border="0.06pt solid #000000" fo:padding-bottom="0.0138in" fo:padding-left="0.028in" fo:padding-right="0.028in" fo:padding-top="0.0138in"/>
    </style:style>
    <style:style style:name="ce11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Label</text:p>
          </table:table-cell>
          <table:table-cell table:style-name="ce6" office:value-type="string" calcext:value-type="string">
            <text:p>Component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filter, Teflon</text:p>
          </table:table-cell>
          <table:table-cell table:style-name="ce11" office:value-type="string" calcext:value-type="string">
            <text:p>2.5<text:span text:style-name="T1">µm (confirmed?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sonic anemomet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open-path infrared gas analyzer (CO2, H2O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aspirated temperature sensor (thermistor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heated sampling line</text:p>
          </table:table-cell>
          <table:table-cell table:style-name="ce12" office:value-type="string" calcext:value-type="string">
            <text:p>25'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valve, 3-way, teflon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pump, dual head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closed-path gas analyzer (CO2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9" office:value-type="string" calcext:value-type="string">
            <text:p>trace gas analyzer</text:p>
          </table:table-cell>
          <table:table-cell table:style-name="ce13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1.68255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 calcext:value-type="string" table:number-columns-spanned="2" table:number-rows-spanned="1">
            <text:p>Two-level configuration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hree-level configuration</text:p>
          </table:table-cell>
          <table:covered-table-cell table:style-name="ce1"/>
          <table:covered-table-cell table:style-name="ce5"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Valve 2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1.82591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